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838" officeooo:paragraph-rsid="001cd838"/>
    </style:style>
    <style:style style:name="P2" style:family="paragraph" style:parent-style-name="Standard">
      <style:text-properties officeooo:rsid="001d383f" officeooo:paragraph-rsid="001d383f"/>
    </style:style>
    <style:style style:name="P3" style:family="paragraph" style:parent-style-name="Standard">
      <style:text-properties officeooo:rsid="001e31c8" officeooo:paragraph-rsid="001e31c8"/>
    </style:style>
    <style:style style:name="P4" style:family="paragraph" style:parent-style-name="Standard">
      <style:text-properties officeooo:rsid="001e646d" officeooo:paragraph-rsid="001e646d"/>
    </style:style>
    <style:style style:name="T1" style:family="text">
      <style:text-properties officeooo:rsid="001d383f"/>
    </style:style>
    <style:style style:name="T2" style:family="text">
      <style:text-properties officeooo:rsid="001e3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ste programa calcula el a<text:span text:style-name="T1">rea de un cuadrado</text:span></text:p>
      <text:p text:style-name="P1"/>
      <text:p text:style-name="P2">M<text:span text:style-name="T2">OSTRAR</text:span> “Introduzca el lado del cuadrado”</text:p>
      <text:p text:style-name="P2"/>
      <text:p text:style-name="P3">Lado=LEER</text:p>
      <text:p text:style-name="P3"/>
      <text:p text:style-name="P4">Area=Lado**2</text:p>
      <text:p text:style-name="P4"/>
      <text:p text:style-name="P4">MOSTRAR Area</text:p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3:18:51.166175507</meta:creation-date>
    <meta:generator>LibreOffice/5.1.4.2$Linux_x86 LibreOffice_project/10m0$Build-2</meta:generator>
    <dc:date>2016-08-11T14:10:13.896872625</dc:date>
    <meta:editing-duration>PT40M38S</meta:editing-duration>
    <meta:editing-cycles>3</meta:editing-cycles>
    <meta:document-statistic meta:table-count="0" meta:image-count="0" meta:object-count="0" meta:page-count="1" meta:paragraph-count="5" meta:word-count="19" meta:character-count="120" meta:non-whitespace-character-count="106"/>
  </office:meta>
</office:document-meta>
</file>